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A300000165BB92811497BA027F.png" manifest:media-type="image/png"/>
  <manifest:file-entry manifest:full-path="Pictures/10000201000001410000014890295ED130F23FAF.png" manifest:media-type="image/png"/>
  <manifest:file-entry manifest:full-path="Pictures/100002010000014A0000016661655EB5F09F7885.png" manifest:media-type="image/png"/>
  <manifest:file-entry manifest:full-path="Pictures/10000201000001CB0000014E9D8799468FD5A3CC.png" manifest:media-type="image/png"/>
  <manifest:file-entry manifest:full-path="Pictures/10000201000000A9000000A27B1999F15FB69D14.png" manifest:media-type="image/png"/>
  <manifest:file-entry manifest:full-path="Pictures/100002010000008000000080884312EAA52AEAAD.png" manifest:media-type="image/png"/>
  <manifest:file-entry manifest:full-path="Pictures/10000201000000AF000000BE18CB5C74925AEA6E.png" manifest:media-type="image/png"/>
  <manifest:file-entry manifest:full-path="Pictures/100002010000006A0000006B8B2D37848F384FC0.png" manifest:media-type="image/png"/>
  <manifest:file-entry manifest:full-path="Pictures/100002010000012F0000012F32BCEC8CE208D0B7.png" manifest:media-type="image/png"/>
  <manifest:file-entry manifest:full-path="Pictures/1000106F00002F750000227BD95A4DA1F99BE75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cc00" draw:textarea-horizontal-align="justify" draw:textarea-vertical-align="middle" draw:auto-grow-height="false" fo:min-height="3.034cm" fo:min-width="3.1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9966cc" draw:fill="none" draw:textarea-horizontal-align="justify" draw:textarea-vertical-align="middle" draw:auto-grow-height="false" fo:min-height="12.52cm" fo:min-width="3.102cm"/>
    </style:style>
    <style:style style:name="gr4" style:family="graphic" style:parent-style-name="standard">
      <style:graphic-properties draw:fill-color="#ffd320" draw:textarea-horizontal-align="justify" draw:textarea-vertical-align="middle" draw:auto-grow-height="false" fo:min-height="0.576cm" fo:min-width="3.979cm"/>
    </style:style>
    <style:style style:name="gr5" style:family="graphic" style:parent-style-name="standard">
      <style:graphic-properties draw:fill="gradient" draw:fill-gradient-name="Square_20_yellow_2f_white" draw:textarea-horizontal-align="justify" draw:textarea-vertical-align="middle" draw:auto-grow-height="false" fo:min-height="0.783cm" fo:min-width="12.09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66ccff" draw:textarea-horizontal-align="justify" draw:textarea-vertical-align="middle" draw:auto-grow-height="false" fo:min-height="0.88cm" fo:min-width="0.692cm"/>
    </style:style>
    <style:style style:name="gr8" style:family="graphic" style:parent-style-name="standard">
      <style:graphic-properties draw:fill-color="#ffffff" draw:textarea-horizontal-align="justify" draw:textarea-vertical-align="middle" draw:auto-grow-height="false" fo:min-height="1.81cm" fo:min-width="1.492cm" fo:wrap-option="no-wrap"/>
    </style:style>
    <style:style style:name="gr9" style:family="graphic" style:parent-style-name="standard">
      <style:graphic-properties draw:fill-color="#ffffff" draw:textarea-horizontal-align="justify" draw:textarea-vertical-align="middle" draw:auto-grow-height="false" fo:min-height="2.469cm" fo:min-width="2.096cm" fo:wrap-option="no-wrap"/>
    </style:style>
    <style:style style:name="P1" style:family="paragraph">
      <style:paragraph-properties fo:text-align="center"/>
    </style:style>
    <style:style style:name="P2" style:family="paragraph">
      <loext:graphic-properties draw:fill-color="#ffcc00"/>
      <style:paragraph-properties fo:text-align="center"/>
    </style:style>
    <style:style style:name="P3" style:family="paragraph">
      <loext:graphic-properties draw:fill="none"/>
      <style:paragraph-properties fo:text-align="center"/>
    </style:style>
    <style:style style:name="P4" style:family="paragraph">
      <loext:graphic-properties draw:fill-color="#ffd320"/>
      <style:paragraph-properties fo:text-align="center"/>
    </style:style>
    <style:style style:name="P5" style:family="paragraph">
      <loext:graphic-properties draw:fill="gradient" draw:fill-gradient-name="Square_20_yellow_2f_white"/>
      <style:paragraph-properties fo:text-align="center"/>
    </style:style>
    <style:style style:name="P6" style:family="paragraph">
      <loext:graphic-properties draw:fill-color="#66ccff"/>
      <style:paragraph-properties fo:text-align="center"/>
      <style:text-properties fo:font-size="15pt" style:font-size-asian="15pt" style:font-size-complex="15pt"/>
    </style:style>
    <style:style style:name="P7" style:family="paragraph">
      <loext:graphic-properties draw:fill-color="#ffffff"/>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602cm" svg:height="3.284cm" svg:x="3.508cm" svg:y="3.667cm">
          <text:p text:style-name="P1">webui</text:p>
          <text:p text:style-name="P1"/>
          <text:p text:style-name="P1"/>
          <text:p text:style-name="P1"/>
          <draw:enhanced-geometry svg:viewBox="0 0 21600 21600" draw:type="block-arc" draw:modifiers="-178.152340893828 4101.6158788403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2" draw:text-style-name="P3" draw:layer="layout" svg:width="2.431cm" svg:height="2.627cm" svg:x="3.892cm" svg:y="5.784cm">
          <draw:image xlink:href="Pictures/100002010000008000000080884312EAA52AEAAD.png" xlink:type="simple" xlink:show="embed" xlink:actuate="onLoad">
            <text:p/>
          </draw:image>
        </draw:frame>
        <draw:frame draw:style-name="gr2" draw:text-style-name="P3" draw:layer="layout" svg:width="2.592cm" svg:height="2.683cm" svg:x="3.958cm" svg:y="8.768cm">
          <draw:image xlink:href="Pictures/10000201000000A9000000A27B1999F15FB69D14.png" xlink:type="simple" xlink:show="embed" xlink:actuate="onLoad">
            <text:p/>
          </draw:image>
        </draw:frame>
        <draw:frame draw:style-name="gr2" draw:text-style-name="P3" draw:layer="layout" svg:width="2.178cm" svg:height="2.553cm" svg:x="4.01cm" svg:y="14.856cm">
          <draw:image xlink:href="Pictures/10000201000000AF000000BE18CB5C74925AEA6E.png" xlink:type="simple" xlink:show="embed" xlink:actuate="onLoad">
            <text:p/>
          </draw:image>
        </draw:frame>
        <draw:frame draw:style-name="gr2" draw:text-style-name="P3" draw:layer="layout" svg:width="2.385cm" svg:height="2.602cm" svg:x="3.958cm" svg:y="11.889cm">
          <draw:image xlink:href="Pictures/100002010000006A0000006B8B2D37848F384FC0.png" xlink:type="simple" xlink:show="embed" xlink:actuate="onLoad">
            <text:p/>
          </draw:image>
        </draw:frame>
        <draw:custom-shape draw:style-name="gr3" draw:text-style-name="P3" draw:layer="layout" svg:width="3.602cm" svg:height="12.77cm" svg:x="3.508cm" svg:y="5.248cm">
          <text:p/>
          <draw:enhanced-geometry svg:viewBox="0 0 21600 21600" draw:type="rectangle" draw:enhanced-path="M 0 0 L 21600 0 21600 21600 0 21600 0 0 Z N"/>
        </draw:custom-shape>
        <draw:custom-shape draw:style-name="gr4" draw:text-style-name="P4" draw:layer="layout" svg:width="5.591cm" svg:height="1.651cm" svg:x="7.223cm" svg:y="9.56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5" draw:layer="layout" svg:width="12.7cm" svg:height="1.143cm" svg:x="8.5cm" svg:y="1.127cm">
          <text:p>SOLOmon architecture overvie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2.844cm" svg:height="2.844cm" svg:x="26.096cm" svg:y="7.557cm">
          <draw:image xlink:href="Pictures/100002010000012F0000012F32BCEC8CE208D0B7.png" xlink:type="simple" xlink:show="embed" xlink:actuate="onLoad">
            <text:p/>
          </draw:image>
        </draw:frame>
        <draw:custom-shape draw:style-name="gr7" draw:text-style-name="P6" draw:layer="layout" svg:width="1.684cm" svg:height="1.596cm" svg:x="25.438cm" svg:y="7.226cm">
          <text:p text:style-name="P1"><text:span text:style-name="T1">bo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844cm" svg:height="2.844cm" svg:x="26.096cm" svg:y="10.757cm">
          <draw:image xlink:href="Pictures/100002010000012F0000012F32BCEC8CE208D0B7.png" xlink:type="simple" xlink:show="embed" xlink:actuate="onLoad">
            <text:p/>
          </draw:image>
        </draw:frame>
        <draw:custom-shape draw:style-name="gr7" draw:text-style-name="P6" draw:layer="layout" svg:width="1.684cm" svg:height="1.596cm" svg:x="25.438cm" svg:y="10.426cm">
          <text:p text:style-name="P1"><text:span text:style-name="T1">b</text:span><text:span text:style-name="T1">o</text:span><text:span text:style-name="T1">ar</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844cm" svg:height="2.844cm" svg:x="26.096cm" svg:y="14.057cm">
          <draw:image xlink:href="Pictures/100002010000012F0000012F32BCEC8CE208D0B7.png" xlink:type="simple" xlink:show="embed" xlink:actuate="onLoad">
            <text:p/>
          </draw:image>
        </draw:frame>
        <draw:custom-shape draw:style-name="gr7" draw:text-style-name="P6" draw:layer="layout" svg:width="1.684cm" svg:height="1.596cm" svg:x="25.438cm" svg:y="13.726cm">
          <text:p text:style-name="P1"><text:span text:style-name="T1">boa</text:span><text:span text:style-name="T1">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844cm" svg:height="2.844cm" svg:x="26.096cm" svg:y="17.357cm">
          <draw:image xlink:href="Pictures/100002010000012F0000012F32BCEC8CE208D0B7.png" xlink:type="simple" xlink:show="embed" xlink:actuate="onLoad">
            <text:p/>
          </draw:image>
        </draw:frame>
        <draw:custom-shape draw:style-name="gr7" draw:text-style-name="P6" draw:layer="layout" svg:width="1.684cm" svg:height="1.596cm" svg:x="25.438cm" svg:y="17.026cm">
          <text:p text:style-name="P1"><text:span text:style-name="T1">boa</text:span><text:span text:style-name="T1">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844cm" svg:height="2.844cm" svg:x="26.096cm" svg:y="4.457cm">
          <draw:image xlink:href="Pictures/100002010000012F0000012F32BCEC8CE208D0B7.png" xlink:type="simple" xlink:show="embed" xlink:actuate="onLoad">
            <text:p/>
          </draw:image>
        </draw:frame>
        <draw:custom-shape draw:style-name="gr7" draw:text-style-name="P6" draw:layer="layout" svg:width="1.684cm" svg:height="1.596cm" svg:x="25.438cm" svg:y="4.126cm">
          <text:p text:style-name="P1"><text:span text:style-name="T1">boa</text:span><text:span text:style-name="T1">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2.844cm" svg:height="2.844cm" svg:x="26.096cm" svg:y="1.357cm">
          <draw:image xlink:href="Pictures/100002010000012F0000012F32BCEC8CE208D0B7.png" xlink:type="simple" xlink:show="embed" xlink:actuate="onLoad">
            <text:p/>
          </draw:image>
        </draw:frame>
        <draw:custom-shape draw:style-name="gr7" draw:text-style-name="P6" draw:layer="layout" svg:width="1.684cm" svg:height="1.596cm" svg:x="25.438cm" svg:y="1.026cm">
          <text:p text:style-name="P1"><text:span text:style-name="T1">boa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 draw:layer="layout" svg:width="8.128cm" svg:height="11.938cm" svg:x="17.129cm" svg:y="4.683cm">
          <draw:image xlink:href="Pictures/1000106F00002F750000227BD95A4DA1F99BE758.svg" xlink:type="simple" xlink:show="embed" xlink:actuate="onLoad">
            <text:p/>
          </draw:image>
          <draw:image xlink:href="Pictures/10000201000001CB0000014E9D8799468FD5A3CC.png" xlink:type="simple" xlink:show="embed" xlink:actuate="onLoad"/>
        </draw:frame>
        <draw:frame draw:style-name="gr6" draw:text-style-name="P1" draw:layer="layout" svg:width="3.502cm" svg:height="3.799cm" svg:x="0.885cm" svg:y="6.291cm">
          <draw:image xlink:href="Pictures/100002010000014A0000016661655EB5F09F7885.png" xlink:type="simple" xlink:show="embed" xlink:actuate="onLoad">
            <text:p/>
          </draw:image>
        </draw:frame>
        <draw:frame draw:style-name="gr6" draw:text-style-name="P1" draw:layer="layout" svg:width="3.523cm" svg:height="3.6cm" svg:x="0.895cm" svg:y="12.64cm">
          <draw:image xlink:href="Pictures/10000201000001410000014890295ED130F23FAF.png" xlink:type="simple" xlink:show="embed" xlink:actuate="onLoad">
            <text:p/>
          </draw:image>
        </draw:frame>
        <draw:custom-shape draw:style-name="gr8" draw:text-style-name="P7" draw:layer="layout" svg:width="3.048cm" svg:height="3.175cm" svg:x="8.488cm" svg:y="8.7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draw:layer="layout" svg:width="3.974cm" svg:height="4.191cm" svg:x="18.489cm" svg:y="8.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1" draw:layer="layout" svg:width="4.08cm" svg:height="8.937cm" svg:x="13.043cm" svg:y="5.852cm">
          <draw:image xlink:href="Pictures/10000201000000A300000165BB92811497BA027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Square_20_yellow_2f_white" draw:display-name="Square yellow/white" draw:style="square" draw:cx="50%" draw:cy="50%" draw:start-color="#e6ff00" draw:end-color="#ffffff"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Ferroni</meta:initial-creator>
    <meta:creation-date>2016-01-08T10:49:48.465700332</meta:creation-date>
    <dc:date>2017-08-24T18:22:50.531608150</dc:date>
    <meta:editing-duration>PT1H13M22S</meta:editing-duration>
    <meta:editing-cycles>10</meta:editing-cycles>
    <meta:generator>LibreOffice/5.2.7.2$Linux_X86_64 LibreOffice_project/20m0$Build-2</meta:generator>
    <meta:document-statistic meta:object-count="26"/>
  </office:meta>
</office:document-meta>
</file>